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ira Sans" svg:font-family="'Fira Sans'" style:font-family-generic="swiss" style:font-pitch="variable"/>
    <style:font-face style:name="Fira Sans Medium" svg:font-family="'Fira Sans Medium'" style:font-family-generic="swiss" style:font-pitch="variable"/>
    <style:font-face style:name="Fira Sans Medium1" svg:font-family="'Fira Sans Medium'" style:font-adornments="Medium" style:font-family-generic="swiss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size="10pt" fo:language="zxx" fo:country="none" officeooo:rsid="00474e0b" officeooo:paragraph-rsid="00474e0b" style:font-size-asian="10pt" style:language-asian="zxx" style:country-asian="none" style:font-size-complex="10pt" style:language-complex="zxx" style:country-complex="none"/>
    </style:style>
    <style:style style:name="P2" style:family="paragraph" style:parent-style-name="Standard">
      <style:text-properties fo:color="#000000" loext:opacity="100%" fo:font-size="10pt" fo:language="zxx" fo:country="none" officeooo:rsid="00474e0b" officeooo:paragraph-rsid="00543959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fo:color="#000000" loext:opacity="100%" fo:font-size="10pt" fo:language="zxx" fo:country="none" officeooo:paragraph-rsid="00192e7e" style:font-size-asian="10pt" style:language-asian="zxx" style:country-asian="none" style:font-size-complex="10pt" style:language-complex="zxx" style:country-complex="none"/>
    </style:style>
    <style:style style:name="P4" style:family="paragraph" style:parent-style-name="Standard">
      <style:text-properties fo:color="#000000" loext:opacity="100%" fo:font-size="10pt" fo:language="zxx" fo:country="none" officeooo:rsid="0055691b" officeooo:paragraph-rsid="0055691b" style:font-size-asian="10pt" style:language-asian="zxx" style:country-asian="none" style:font-size-complex="10pt" style:language-complex="zxx" style:country-complex="none"/>
    </style:style>
    <style:style style:name="P5" style:family="paragraph" style:parent-style-name="Standard">
      <style:text-properties fo:color="#000000" loext:opacity="100%" fo:font-size="10pt" fo:language="zxx" fo:country="none" officeooo:rsid="004984c0" officeooo:paragraph-rsid="004984c0" style:font-size-asian="10pt" style:language-asian="zxx" style:country-asian="none" style:font-size-complex="10pt" style:language-complex="zxx" style:country-complex="none"/>
    </style:style>
    <style:style style:name="P6" style:family="paragraph" style:parent-style-name="Standard">
      <style:text-properties fo:color="#000000" loext:opacity="100%" fo:font-size="10pt" fo:language="zxx" fo:country="none" officeooo:rsid="005780ba" officeooo:paragraph-rsid="005780ba" style:font-size-asian="10pt" style:language-asian="zxx" style:country-asian="none" style:font-size-complex="10pt" style:language-complex="zxx" style:country-complex="none"/>
    </style:style>
    <style:style style:name="P7" style:family="paragraph" style:parent-style-name="Standard">
      <style:text-properties fo:color="#000000" loext:opacity="100%" fo:font-size="10pt" fo:language="zxx" fo:country="none" officeooo:rsid="004aab78" officeooo:paragraph-rsid="004aab78" style:font-size-asian="10pt" style:language-asian="zxx" style:country-asian="none" style:font-size-complex="10pt" style:language-complex="zxx" style:country-complex="none"/>
    </style:style>
    <style:style style:name="P8" style:family="paragraph" style:parent-style-name="Standard">
      <style:text-properties fo:color="#000000" loext:opacity="100%" fo:font-size="10pt" fo:language="zxx" fo:country="none" officeooo:rsid="00543959" officeooo:paragraph-rsid="00543959" style:font-size-asian="10pt" style:language-asian="zxx" style:country-asian="none" style:font-size-complex="10pt" style:language-complex="zxx" style:country-complex="none"/>
    </style:style>
    <style:style style:name="P9" style:family="paragraph" style:parent-style-name="Standard">
      <style:text-properties fo:color="#000000" loext:opacity="100%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0" style:family="paragraph" style:parent-style-name="Standard">
      <style:text-properties fo:color="#000000" loext:opacity="100%" fo:font-size="9pt" fo:language="zxx" fo:country="none" officeooo:paragraph-rsid="00192e7e" style:font-size-asian="9pt" style:language-asian="zxx" style:country-asian="none" style:font-size-complex="9pt" style:language-complex="zxx" style:country-complex="none"/>
    </style:style>
    <style:style style:name="P11" style:family="paragraph" style:parent-style-name="Standard">
      <style:text-properties fo:color="#000000" loext:opacity="100%" fo:font-size="9pt" fo:language="zxx" fo:country="none" officeooo:rsid="0055691b" officeooo:paragraph-rsid="0055691b" style:font-size-asian="9pt" style:language-asian="zxx" style:country-asian="none" style:font-size-complex="9pt" style:language-complex="zxx" style:country-complex="none"/>
    </style:style>
    <style:style style:name="P12" style:family="paragraph" style:parent-style-name="Standard">
      <style:text-properties fo:color="#000000" loext:opacity="100%" fo:font-size="14pt" fo:language="zxx" fo:country="none" officeooo:rsid="00474e0b" officeooo:paragraph-rsid="00474e0b" style:font-size-asian="14pt" style:language-asian="zxx" style:country-asian="none" style:font-size-complex="14pt" style:language-complex="zxx" style:country-complex="none"/>
    </style:style>
    <style:style style:name="P13" style:family="paragraph" style:parent-style-name="Standard">
      <style:text-properties fo:color="#000000" loext:opacity="100%" style:font-name="Fira Sans Medium1" fo:font-size="12pt" fo:language="zxx" fo:country="none" fo:font-style="italic" officeooo:rsid="004b4b0d" officeooo:paragraph-rsid="004b4b0d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14" style:family="paragraph" style:parent-style-name="Standard">
      <style:text-properties style:font-name="Fira Sans Medium" fo:font-size="12pt" fo:language="zxx" fo:country="none" officeooo:rsid="004aab78" officeooo:paragraph-rsid="004aab78" style:font-size-asian="12pt" style:language-asian="zxx" style:country-asian="none" style:font-size-complex="12pt" style:language-complex="zxx" style:country-complex="none"/>
    </style:style>
    <style:style style:name="P15" style:family="paragraph" style:parent-style-name="Standard">
      <style:text-properties style:font-name="Fira Sans Medium" fo:language="zxx" fo:country="none" officeooo:rsid="004b4b0d" officeooo:paragraph-rsid="004b4b0d" style:language-asian="zxx" style:country-asian="none" style:language-complex="zxx" style:country-complex="none"/>
    </style:style>
    <style:style style:name="P16" style:family="paragraph" style:parent-style-name="Standard">
      <style:text-properties style:font-name="Fira Sans Medium1" fo:font-size="12pt" fo:language="zxx" fo:country="none" officeooo:rsid="004b4b0d" officeooo:paragraph-rsid="004fec88" style:font-size-asian="12pt" style:language-asian="zxx" style:country-asian="none" style:font-size-complex="12pt" style:language-complex="zxx" style:country-complex="none"/>
    </style:style>
    <style:style style:name="P17" style:family="paragraph" style:parent-style-name="Standard">
      <style:text-properties style:font-name="Fira Sans Medium1" fo:font-size="12pt" fo:language="zxx" fo:country="none" officeooo:rsid="004b4b0d" officeooo:paragraph-rsid="004ce6a3" style:font-size-asian="12pt" style:language-asian="zxx" style:country-asian="none" style:font-size-complex="12pt" style:language-complex="zxx" style:country-complex="none"/>
    </style:style>
    <style:style style:name="P18" style:family="paragraph" style:parent-style-name="Standard">
      <style:text-properties style:font-name="Fira Sans Medium1" fo:language="zxx" fo:country="none" officeooo:rsid="004b4b0d" officeooo:paragraph-rsid="004fec88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4984c0" officeooo:paragraph-rsid="004984c0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474e0b" officeooo:paragraph-rsid="00474e0b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192e7e" officeooo:paragraph-rsid="004984c0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paragraph-rsid="004984c0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rsid="004aab78" officeooo:paragraph-rsid="004aab78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rsid="004aab78" officeooo:paragraph-rsid="005780ba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paragraph-rsid="00474e0b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rsid="0049adad" officeooo:paragraph-rsid="0049adad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paragraph-rsid="0049adad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rsid="00427c91" officeooo:paragraph-rsid="00427c91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officeooo:paragraph-rsid="001b2b90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paragraph-rsid="001be3d3" style:language-asian="zxx" style:country-asian="none" style:language-complex="zxx" style:country-complex="none"/>
    </style:style>
    <style:style style:name="P32" style:family="paragraph" style:parent-style-name="Standard">
      <style:text-properties fo:language="zxx" fo:country="none" officeooo:paragraph-rsid="001e78f9" style:language-asian="zxx" style:country-asian="none" style:language-complex="zxx" style:country-complex="none"/>
    </style:style>
    <style:style style:name="P33" style:family="paragraph" style:parent-style-name="Standard">
      <style:text-properties fo:language="zxx" fo:country="none" officeooo:paragraph-rsid="00200f09" style:language-asian="zxx" style:country-asian="none" style:language-complex="zxx" style:country-complex="none"/>
    </style:style>
    <style:style style:name="P34" style:family="paragraph" style:parent-style-name="Standard">
      <style:text-properties fo:language="zxx" fo:country="none" officeooo:paragraph-rsid="00232aad" style:language-asian="zxx" style:country-asian="none" style:language-complex="zxx" style:country-complex="none"/>
    </style:style>
    <style:style style:name="P35" style:family="paragraph" style:parent-style-name="Standard">
      <style:text-properties fo:language="zxx" fo:country="none" officeooo:paragraph-rsid="00244aff" style:language-asian="zxx" style:country-asian="none" style:language-complex="zxx" style:country-complex="none"/>
    </style:style>
    <style:style style:name="P36" style:family="paragraph" style:parent-style-name="Standard">
      <style:text-properties fo:language="zxx" fo:country="none" officeooo:paragraph-rsid="001d349c" style:language-asian="zxx" style:country-asian="none" style:language-complex="zxx" style:country-complex="none"/>
    </style:style>
    <style:style style:name="P37" style:family="paragraph" style:parent-style-name="Standard">
      <style:text-properties fo:language="zxx" fo:country="none" officeooo:paragraph-rsid="0020ddb5" style:language-asian="zxx" style:country-asian="none" style:language-complex="zxx" style:country-complex="none"/>
    </style:style>
    <style:style style:name="P38" style:family="paragraph" style:parent-style-name="Standard">
      <style:text-properties fo:language="zxx" fo:country="none" officeooo:paragraph-rsid="0022d8db" style:language-asian="zxx" style:country-asian="none" style:language-complex="zxx" style:country-complex="none"/>
    </style:style>
    <style:style style:name="P39" style:family="paragraph" style:parent-style-name="Standard">
      <style:text-properties fo:language="zxx" fo:country="none" officeooo:paragraph-rsid="00253601" style:language-asian="zxx" style:country-asian="none" style:language-complex="zxx" style:country-complex="none"/>
    </style:style>
    <style:style style:name="P40" style:family="paragraph" style:parent-style-name="Standard">
      <style:text-properties fo:language="zxx" fo:country="none" officeooo:paragraph-rsid="002c9cf7" style:language-asian="zxx" style:country-asian="none" style:language-complex="zxx" style:country-complex="none"/>
    </style:style>
    <style:style style:name="P41" style:family="paragraph" style:parent-style-name="Standard">
      <style:text-properties fo:language="zxx" fo:country="none" officeooo:rsid="0014a524" officeooo:paragraph-rsid="0014a524" style:language-asian="zxx" style:country-asian="none" style:language-complex="zxx" style:country-complex="none"/>
    </style:style>
    <style:style style:name="P42" style:family="paragraph" style:parent-style-name="Standard">
      <style:paragraph-properties fo:margin-top="0in" fo:margin-bottom="0.139in" style:contextual-spacing="false"/>
      <style:text-properties fo:language="zxx" fo:country="none" style:language-asian="zxx" style:country-asian="none" style:language-complex="zxx" style:country-complex="none"/>
    </style:style>
    <style:style style:name="P43" style:family="paragraph" style:parent-style-name="Standard">
      <style:text-properties fo:font-size="9pt" fo:language="zxx" fo:country="none" officeooo:paragraph-rsid="00192e7e" style:font-size-asian="9pt" style:language-asian="zxx" style:country-asian="none" style:font-size-complex="9pt" style:language-complex="zxx" style:country-complex="none"/>
    </style:style>
    <style:style style:name="P44" style:family="paragraph" style:parent-style-name="Standard">
      <style:text-properties fo:font-size="9pt" fo:language="zxx" fo:country="none" officeooo:rsid="0055691b" officeooo:paragraph-rsid="0055691b" style:font-size-asian="9pt" style:language-asian="zxx" style:country-asian="none" style:font-size-complex="9pt" style:language-complex="zxx" style:country-complex="none"/>
    </style:style>
    <style:style style:name="P45" style:family="paragraph" style:parent-style-name="Standard">
      <style:text-properties fo:language="zxx" fo:country="none" officeooo:rsid="0014a524" officeooo:paragraph-rsid="0014a524" style:language-asian="zxx" style:country-asian="none" style:language-complex="zxx" style:country-complex="none"/>
    </style:style>
    <style:style style:name="P46" style:family="paragraph" style:parent-style-name="Standard">
      <style:text-properties fo:language="zxx" fo:country="none" officeooo:rsid="006243a2" officeooo:paragraph-rsid="006243a2" style:language-asian="zxx" style:country-asian="none" style:language-complex="zxx" style:country-complex="non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0pt" style:font-size-asian="10pt" style:font-size-complex="10pt"/>
    </style:style>
    <style:style style:name="T3" style:family="text">
      <style:text-properties fo:color="#000000" loext:opacity="100%" fo:font-size="10pt" officeooo:rsid="00474e0b" style:font-size-asian="10pt" style:font-size-complex="10pt"/>
    </style:style>
    <style:style style:name="T4" style:family="text">
      <style:text-properties fo:color="#000000" loext:opacity="100%" fo:font-size="10pt" officeooo:rsid="00460ffa" style:font-size-asian="10pt" style:font-size-complex="10pt"/>
    </style:style>
    <style:style style:name="T5" style:family="text">
      <style:text-properties fo:color="#000000" loext:opacity="100%" fo:font-size="10pt" officeooo:rsid="004984c0" style:font-size-asian="10pt" style:font-size-complex="10pt"/>
    </style:style>
    <style:style style:name="T6" style:family="text">
      <style:text-properties fo:color="#000000" loext:opacity="100%" fo:font-size="10pt" officeooo:rsid="00192e7e" style:font-size-asian="10pt" style:font-size-complex="10pt"/>
    </style:style>
    <style:style style:name="T7" style:family="text">
      <style:text-properties fo:color="#000000" loext:opacity="100%" fo:font-size="10pt" officeooo:rsid="004b4b0d" style:font-size-asian="10pt" style:font-size-complex="10pt"/>
    </style:style>
    <style:style style:name="T8" style:family="text">
      <style:text-properties fo:color="#000000" loext:opacity="100%" fo:font-size="10pt" officeooo:rsid="0035f6c8" style:font-size-asian="10pt" style:font-size-complex="10pt"/>
    </style:style>
    <style:style style:name="T9" style:family="text">
      <style:text-properties fo:color="#000000" loext:opacity="100%" fo:font-size="10pt" officeooo:rsid="0049adad" style:font-size-asian="10pt" style:font-size-complex="10pt"/>
    </style:style>
    <style:style style:name="T10" style:family="text">
      <style:text-properties fo:color="#000000" loext:opacity="100%" fo:font-size="10pt" officeooo:rsid="004e4d07" style:font-size-asian="10pt" style:font-size-complex="10pt"/>
    </style:style>
    <style:style style:name="T11" style:family="text">
      <style:text-properties fo:color="#000000" loext:opacity="100%" fo:font-size="10pt" officeooo:rsid="004a4529" style:font-size-asian="10pt" style:font-size-complex="10pt"/>
    </style:style>
    <style:style style:name="T12" style:family="text">
      <style:text-properties fo:color="#000000" loext:opacity="100%" fo:font-size="10pt" officeooo:rsid="005780ba" style:font-size-asian="10pt" style:font-size-complex="10pt"/>
    </style:style>
    <style:style style:name="T13" style:family="text">
      <style:text-properties fo:color="#000000" loext:opacity="100%" fo:font-size="10pt" style:font-size-asian="10pt" style:font-name-complex="Calibri1" style:font-size-complex="10pt"/>
    </style:style>
    <style:style style:name="T14" style:family="text">
      <style:text-properties fo:color="#000000" loext:opacity="100%" fo:font-size="10pt" fo:font-style="normal" style:font-size-asian="10pt" style:font-style-asian="normal" style:font-size-complex="10pt" style:font-style-complex="normal"/>
    </style:style>
    <style:style style:name="T15" style:family="text">
      <style:text-properties fo:color="#000000" loext:opacity="100%" fo:font-size="10pt" fo:font-style="italic" style:font-size-asian="10pt" style:font-style-asian="italic" style:font-size-complex="10pt" style:font-style-complex="italic"/>
    </style:style>
    <style:style style:name="T16" style:family="text">
      <style:text-properties fo:color="#000000" loext:opacity="100%" fo:font-size="10pt" fo:font-style="italic" officeooo:rsid="004b4b0d" style:font-size-asian="10pt" style:font-style-asian="italic" style:font-size-complex="10pt" style:font-style-complex="italic"/>
    </style:style>
    <style:style style:name="T17" style:family="text">
      <style:text-properties fo:color="#000000" loext:opacity="100%" fo:font-size="10pt" fo:font-style="italic" officeooo:rsid="0058da88" style:font-size-asian="10pt" style:font-style-asian="italic" style:font-size-complex="10pt" style:font-style-complex="italic"/>
    </style:style>
    <style:style style:name="T18" style:family="text">
      <style:text-properties fo:color="#000000" loext:opacity="100%" fo:font-size="10pt" fo:font-style="italic" officeooo:rsid="005eadbd" style:font-size-asian="10pt" style:font-style-asian="italic" style:font-size-complex="10pt" style:font-style-complex="italic"/>
    </style:style>
    <style:style style:name="T19" style:family="text">
      <style:text-properties fo:color="#000000" loext:opacity="100%" fo:font-size="14pt" style:font-size-asian="14pt" style:font-size-complex="14pt"/>
    </style:style>
    <style:style style:name="T20" style:family="text">
      <style:text-properties fo:color="#000000" loext:opacity="100%" fo:font-size="14pt" officeooo:rsid="00460ffa" style:font-size-asian="14pt" style:font-size-complex="14pt"/>
    </style:style>
    <style:style style:name="T21" style:family="text">
      <style:text-properties fo:color="#000000" loext:opacity="100%" fo:font-size="14pt" officeooo:rsid="00192e7e" style:font-size-asian="14pt" style:font-size-complex="14pt"/>
    </style:style>
    <style:style style:name="T22" style:family="text">
      <style:text-properties fo:color="#000000" loext:opacity="100%" fo:font-size="14pt" officeooo:rsid="00474e0b" style:font-size-asian="14pt" style:font-size-complex="14pt"/>
    </style:style>
    <style:style style:name="T23" style:family="text">
      <style:text-properties fo:color="#000000" loext:opacity="100%" fo:font-size="14pt" officeooo:rsid="0042ba7e" style:font-size-asian="14pt" style:font-size-complex="14pt"/>
    </style:style>
    <style:style style:name="T24" style:family="text">
      <style:text-properties fo:color="#000000" loext:opacity="100%" style:font-name="DejaVu Sans" fo:font-size="6pt" fo:font-style="italic" style:font-size-asian="6pt" style:font-style-asian="italic" style:font-size-complex="6pt" style:font-style-complex="italic"/>
    </style:style>
    <style:style style:name="T25" style:family="text">
      <style:text-properties fo:color="#000000" loext:opacity="100%" style:font-name="Fira Sans Medium" fo:font-size="10pt" fo:font-style="italic" style:font-size-asian="10pt" style:font-style-asian="italic" style:font-size-complex="10pt" style:font-style-complex="italic"/>
    </style:style>
    <style:style style:name="T26" style:family="text">
      <style:text-properties fo:color="#000000" loext:opacity="100%" style:font-name="Fira Sans Medium" fo:font-style="italic" style:font-style-asian="italic" style:font-style-complex="italic"/>
    </style:style>
    <style:style style:name="T27" style:family="text">
      <style:text-properties fo:color="#000000" loext:opacity="100%" fo:font-style="italic" style:font-style-asian="italic" style:font-style-complex="italic"/>
    </style:style>
    <style:style style:name="T28" style:family="text">
      <style:text-properties fo:color="#000000" loext:opacity="100%" fo:font-style="italic" officeooo:rsid="00192e7e" style:font-style-asian="italic" style:font-style-complex="italic"/>
    </style:style>
    <style:style style:name="T29" style:family="text">
      <style:text-properties fo:color="#000000" loext:opacity="100%" fo:font-style="italic" officeooo:rsid="00474e0b" style:font-style-asian="italic" style:font-style-complex="italic"/>
    </style:style>
    <style:style style:name="T30" style:family="text">
      <style:text-properties fo:color="#000000" loext:opacity="100%" fo:font-style="italic" officeooo:rsid="0042ba7e" style:font-style-asian="italic" style:font-style-complex="italic"/>
    </style:style>
    <style:style style:name="T31" style:family="text">
      <style:text-properties fo:color="#000000" loext:opacity="100%" fo:font-style="italic" officeooo:rsid="005eadbd" style:font-style-asian="italic" style:font-style-complex="italic"/>
    </style:style>
    <style:style style:name="T32" style:family="text">
      <style:text-properties fo:color="#000000" loext:opacity="100%" style:font-name-complex="Calibri1"/>
    </style:style>
    <style:style style:name="T33" style:family="text">
      <style:text-properties fo:color="#000000" loext:opacity="100%" style:font-name="Fira Sans" fo:font-size="8pt" fo:font-style="italic" style:font-size-asian="8pt" style:font-style-asian="italic" style:font-size-complex="8pt" style:font-style-complex="italic"/>
    </style:style>
    <style:style style:name="T34" style:family="text">
      <style:text-properties fo:color="#000000" loext:opacity="100%" style:font-name="Fira Sans" fo:font-size="12pt" fo:font-style="italic" style:font-size-asian="12pt" style:font-style-asian="italic" style:font-size-complex="12pt" style:font-style-complex="italic"/>
    </style:style>
    <style:style style:name="T35" style:family="text">
      <style:text-properties fo:color="#000000" loext:opacity="100%" style:font-name="Fira Sans" fo:font-size="7pt" fo:font-style="italic" style:font-size-asian="7pt" style:font-style-asian="italic" style:font-size-complex="7pt" style:font-style-complex="italic"/>
    </style:style>
    <style:style style:name="T36" style:family="text">
      <style:text-properties fo:color="#000000" loext:opacity="100%" style:font-name="Fira Sans" fo:font-size="6pt" fo:font-style="italic" style:font-size-asian="6pt" style:font-style-asian="italic" style:font-size-complex="6pt" style:font-style-complex="italic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color="#ff0000" loext:opacity="100%"/>
    </style:style>
    <style:style style:name="T39" style:family="text">
      <style:text-properties fo:color="#ff0000" loext:opacity="100%" style:font-name-complex="Calibri1"/>
    </style:style>
    <style:style style:name="T40" style:family="text">
      <style:text-properties fo:color="#c9211e" loext:opacity="100%"/>
    </style:style>
    <style:style style:name="T41" style:family="text">
      <style:text-properties fo:font-size="9pt" style:font-size-asian="9pt" style:font-size-complex="9pt"/>
    </style:style>
    <style:style style:name="T42" style:family="text">
      <style:text-properties officeooo:rsid="002dd218"/>
    </style:style>
    <style:style style:name="T43" style:family="text">
      <style:text-properties officeooo:rsid="004984c0"/>
    </style:style>
    <style:style style:name="T44" style:family="text">
      <style:text-properties officeooo:rsid="001b2b90"/>
    </style:style>
    <style:style style:name="T45" style:family="text">
      <style:text-properties style:font-name-complex="Calibri1"/>
    </style:style>
    <style:style style:name="T46" style:family="text">
      <style:text-properties officeooo:rsid="00543959"/>
    </style:style>
    <style:style style:name="T47" style:family="text">
      <style:text-properties officeooo:rsid="006285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9"/>
      <text:p text:style-name="P20"><text:span text:style-name="T3">#</text:span><text:span text:style-name="T2">başlamadan önce linux terminalinden paket listesini güncelleyin</text:span></text:p>
      <text:p text:style-name="P12">sudo apt-get update </text:p>
      <text:p text:style-name="P1">#<text:span text:style-name="T43">sonra eğer yüklü değilse</text:span></text:p>
      <text:p text:style-name="P22"><text:span text:style-name="T3">#</text:span><text:span text:style-name="T20">cmake</text:span><text:span text:style-name="T4"> </text:span><text:span text:style-name="T5">paketini ve adı</text:span><text:span text:style-name="T2"> </text:span><text:span text:style-name="T19">r-</text:span><text:span text:style-name="T2"> <text:s text:c="2"/></text:span><text:span text:style-name="T5">ile başlayan tüm paketleri aşağıdaki kodu</text:span></text:p>
      <text:p text:style-name="P5"># linux terminaline yazarak yükleyin</text:p>
      <text:p text:style-name="P23"><text:span text:style-name="T21">sudo apt-</text:span><text:span text:style-name="T22">get</text:span><text:span text:style-name="T21"> install </text:span><text:span text:style-name="T23">cmake “</text:span><text:span text:style-name="T21">r-*”</text:span><text:span text:style-name="T6"> </text:span></text:p>
      <text:p text:style-name="P25"><text:span text:style-name="T6">#</text:span><text:span text:style-name="T2">eğer yüklerken paketlerde çakışma olursa </text:span><text:span text:style-name="T12">yükleme işlemi gerçekleşmez ve</text:span></text:p>
      <text:p text:style-name="P6">#terminalde hata alırsınız.</text:p>
      <text:p text:style-name="P6">#bu durumda terminalde hangi paketlerin çakıştığı yazacaktır</text:p>
      <text:p text:style-name="P25"><text:span text:style-name="T12">#</text:span><text:span text:style-name="T2">çakışan paketlerden birini engelleyip tekrar denemeniz gerekir</text:span></text:p>
      <text:p text:style-name="P7">#örneğin r-cran-gprofiler ve r-cran-gprofiler2 paketlerinin çakıştığını varsayalım</text:p>
      <text:p text:style-name="P24"><text:span text:style-name="T2">#bu durumda aşağıdaki kodları terminale sırasıyla yaz</text:span><text:span text:style-name="T7">ıp çalıştırarak</text:span><text:span text:style-name="T2"> birini engellemek sonrasında ise </text:span></text:p>
      <text:p text:style-name="P7">#terminale sudo apt update yazarak paket listesini güncellemek sorunu çözer.</text:p>
      <text:p text:style-name="P14"><text:span text:style-name="T14">cd </text:span><text:span text:style-name="T16">/etc/apt/preferences.d</text:span></text:p>
      <text:p text:style-name="P15"><text:span text:style-name="T17">sudo </text:span><text:span text:style-name="T15">touch r-cran-gprofiler.pref <text:s text:c="9"/></text:span><text:span text:style-name="T33"><text:s/>#siz r-cran-gprofiler yerine engellemeniz gereken dosya adını yazın </text:span></text:p>
      <text:p text:style-name="P18"><text:span text:style-name="T15">sudo echo "Package: r-cran-gprofiler" </text:span><text:span text:style-name="T18">| sudo tee</text:span><text:span text:style-name="T15"> </text:span><text:span text:style-name="T25">r-cran-gprofiler.pref <text:s/></text:span><text:span text:style-name="T34"><text:s/></text:span><text:span text:style-name="T36">#siz r-cran-gprofiler yerine engellemeniz gereken dosya adını yazın</text:span><text:span text:style-name="T24"> </text:span></text:p>
      <text:p text:style-name="P16"><text:span text:style-name="T27">sudo echo "Pin: version *" </text:span><text:span text:style-name="T31">| sudo tee -a</text:span><text:span text:style-name="T27"> </text:span><text:span text:style-name="T26">r-cran-gprofiler.pref </text:span><text:span text:style-name="T25"><text:s/></text:span><text:span text:style-name="T36">#siz r-cran-gprofiler yerine engellemeniz gereken dosya adını yazın </text:span></text:p>
      <text:p text:style-name="P16"><text:span text:style-name="T27">sudo echo "Pin-Priority: -1" </text:span><text:span text:style-name="T31">| sudo tee -a</text:span><text:span text:style-name="T27"> </text:span><text:span text:style-name="T26">r-cran-gprofiler.pref </text:span><text:span text:style-name="T25"><text:s/></text:span><text:span text:style-name="T36">#siz r-cran-gprofiler yerine engellemeniz gereken dosya adını yazı</text:span><text:span text:style-name="T35">n </text:span></text:p>
      <text:p text:style-name="P13">sudo apt update</text:p>
      <text:p text:style-name="P17"><text:span text:style-name="T28">sudo apt-</text:span><text:span text:style-name="T29">get</text:span><text:span text:style-name="T28"> install </text:span><text:span text:style-name="T30">cmake “</text:span><text:span text:style-name="T28">r-*” </text:span></text:p>
      <text:p text:style-name="P21"><text:span text:style-name="T8">#</text:span><text:span text:style-name="T9">R’ı </text:span><text:span text:style-name="T10">yükledikten sonra </text:span><text:span text:style-name="T9">uygulamalarınız arasından veya terminal yardımıyla açın</text:span></text:p>
      <text:p text:style-name="P26"><text:span text:style-name="T2">#</text:span><text:span text:style-name="T9">komutları kopyala yapıştır yapmaya başlamadan önce</text:span></text:p>
      <text:p text:style-name="P27"><text:span text:style-name="T2">#aşağıdaki komut yardımıyla bir </text:span><text:span text:style-name="T11">CRAN</text:span><text:span text:style-name="T2"> mirror seçin</text:span></text:p>
      <text:p text:style-name="P28"><text:span text:style-name="T19">chooseCRANmirror()</text:span><text:span text:style-name="T2"> </text:span></text:p>
      <text:p text:style-name="P28"><text:span text:style-name="T9">#örneğin </text:span><text:span text:style-name="T2">USA TX 1</text:span><text:bookmark text:name="_GoBack"/><text:span text:style-name="T2"> </text:span><text:span text:style-name="T9">isimli mirror çalışıyor</text:span></text:p>
      <text:p text:style-name="P2">#<text:span text:style-name="T46">sonrasında .csv uzantılı dosyanızdan verilerinizi okutup </text:span></text:p>
      <text:p text:style-name="P8">#modeller oluşturmaya ve testler yapmaya başlayabilirsiniz</text:p>
      <text:p text:style-name="P43">#in tests, if <text:span text:style-name="T1">p-value &lt; 0.05, the null hypothesis is rejected and alternative hypothesis is accepted</text:span></text:p>
      <text:p text:style-name="P44">#testlerde p değeri 0.05ten küçükse null hipotez reddedilir ve alternatif hipotez kabul edilir.</text:p>
      <text:p text:style-name="P10"><text:soft-page-break/>#in models, if p-value&lt; 0.05, model is valid</text:p>
      <text:p text:style-name="P11">#modellerde p değeri 0.05ten küçükse model geçerli kabul edilebilir.</text:p>
      <text:p text:style-name="P3">#in models, if an independent variable’s p-value&lt; 0.05, it is in a significant relationship with dependent variable </text:p>
      <text:p text:style-name="P4">#modellerde bir bağımsız değişkenin p değeri 0.05ten küçükse bağımlı değişkenle arasında anlamlı bir ilişki var olduğu kabul edilebilir.</text:p>
      <text:p text:style-name="P9">chooseCRANmirror()</text:p>
      <text:p text:style-name="P29">install.packages("metan")</text:p>
      <text:p text:style-name="P29">library("metan")</text:p>
      <text:p text:style-name="P30">library(<text:span text:style-name="T44">"</text:span>lmtest<text:span text:style-name="T44">"</text:span>)</text:p>
      <text:p text:style-name="P31">library(<text:span text:style-name="T44">"</text:span>Formula<text:span text:style-name="T44">"</text:span>)</text:p>
      <text:p text:style-name="P32">library(<text:span text:style-name="T44">"</text:span>nortest<text:span text:style-name="T44">"</text:span>)</text:p>
      <text:p text:style-name="P33">library(<text:span text:style-name="T44">"</text:span>ggplot2<text:span text:style-name="T44">"</text:span>)</text:p>
      <text:p text:style-name="P34">library(<text:span text:style-name="T44">"</text:span>MASS<text:span text:style-name="T44">"</text:span>)</text:p>
      <text:p text:style-name="P35">library(<text:span text:style-name="T44">"</text:span>stats<text:span text:style-name="T44">"</text:span>)</text:p>
      <text:p text:style-name="P36">library(<text:span text:style-name="T44">"</text:span>quantreg<text:span text:style-name="T44">"</text:span>)</text:p>
      <text:p text:style-name="P37">library(<text:span text:style-name="T44">"</text:span>car<text:span text:style-name="T44">"</text:span>)</text:p>
      <text:p text:style-name="P38">library(<text:span text:style-name="T44">"</text:span>AER<text:span text:style-name="T44">"</text:span>)</text:p>
      <text:p text:style-name="P39">library(<text:span text:style-name="T44">"</text:span>ggpubr<text:span text:style-name="T44">"</text:span>)</text:p>
      <text:p text:style-name="P40">library(<text:span text:style-name="T44">"</text:span>nloptr<text:span text:style-name="T44">"</text:span>)</text:p>
      <text:p text:style-name="P40">library(<text:span text:style-name="T44">"</text:span>plm<text:span text:style-name="T44">"</text:span>)</text:p>
      <text:p text:style-name="P40">library(<text:span text:style-name="T44">"</text:span>nlme<text:span text:style-name="T44">"</text:span>)</text:p>
      <text:p text:style-name="P40">library(<text:span text:style-name="T44">"</text:span>foreign<text:span text:style-name="T44">"</text:span>)</text:p>
      <text:p text:style-name="P40">library(<text:span text:style-name="T44">"</text:span>mgcv<text:span text:style-name="T44">"</text:span>)</text:p>
      <text:p text:style-name="P40">library(<text:span text:style-name="T44">"</text:span>lubridate<text:span text:style-name="T44">"</text:span>)</text:p>
      <text:p text:style-name="P40">library(<text:span text:style-name="T44">"</text:span>R.utils<text:span text:style-name="T44">"</text:span>)</text:p>
      <text:p text:style-name="P40">library(<text:span text:style-name="T42">"</text:span>data.table<text:span text:style-name="T42">"</text:span>)</text:p>
      <text:p text:style-name="P19">getwd()</text:p>
      <text:p text:style-name="P19">setwd("<text:span text:style-name="T38">~/Desktop</text:span>")</text:p>
      <text:p text:style-name="P19"><text:span text:style-name="T38">df</text:span>&lt;-read.csv("<text:span text:style-name="T38">datafile</text:span>.csv", header=TRUE, <text:s/>sep=",", stringsAsFactors= TRUE)</text:p>
      <text:p text:style-name="P19"><text:span text:style-name="T1">#</text:span><text:span text:style-name="T40">df</text:span>&lt;-fread("<text:span text:style-name="T40">sanayifile</text:span>.csv",header=TRUE,sep=",",stringsAsFactors=TRUE)</text:p>
      <text:p text:style-name="P19">attach(<text:span text:style-name="T38">df</text:span>)</text:p>
      <text:p text:style-name="P19"><text:soft-page-break/><text:span text:style-name="T38">corro</text:span>&lt;-cor(<text:span text:style-name="T38">df</text:span>[c("<text:span text:style-name="T38">d1</text:span>","<text:span text:style-name="T38">d2</text:span>","<text:span text:style-name="T38">d3</text:span>","<text:span text:style-name="T38">d4</text:span>","<text:span text:style-name="T38">ind1</text:span>","<text:span text:style-name="T38">ind2</text:span>","<text:span text:style-name="T38">ind3</text:span>","<text:span text:style-name="T38">ind4</text:span>","<text:span text:style-name="T38">ind5</text:span>","<text:span text:style-name="T38">ind6</text:span><text:span text:style-name="T1">"</text:span>)])</text:p>
      <text:p text:style-name="P19">round(<text:span text:style-name="T38">corro</text:span>,2)</text:p>
      <text:p text:style-name="P41"><text:span text:style-name="T40">corchart</text:span>&lt;-corr_coef(<text:span text:style-name="T40">df</text:span>)</text:p>
      <text:p text:style-name="P46">print(corchart)</text:p>
      <text:p text:style-name="P41">plot(<text:span text:style-name="T40">corchart</text:span>)</text:p>
      <text:p text:style-name="P19"><text:span text:style-name="T38">linmod1</text:span><text:span text:style-name="T1">&lt;-</text:span>lm(<text:span text:style-name="T38">d1</text:span>~<text:span text:style-name="T38">ind1</text:span>+<text:span text:style-name="T38">ind2</text:span>+<text:span text:style-name="T38">ind3</text:span>+<text:span text:style-name="T38">ind4</text:span>+<text:span text:style-name="T38">ind5</text:span>+<text:span text:style-name="T38">ind6</text:span>, data=<text:span text:style-name="T38">df</text:span>)</text:p>
      <text:p text:style-name="P19">summary(<text:span text:style-name="T38">linmod1</text:span>)</text:p>
      <text:p text:style-name="P19"><text:span text:style-name="T38">model.quantilessd1</text:span>&lt;-rqss(<text:span text:style-name="T38">d1</text:span>~<text:span text:style-name="T38">ind1</text:span>+<text:span text:style-name="T38">ind2</text:span>+<text:span text:style-name="T38">ind3</text:span>+<text:span text:style-name="T38">ind4</text:span>+<text:span text:style-name="T38">ind5</text:span><text:span text:style-name="T1">+</text:span><text:span text:style-name="T38">ind6</text:span>, data=<text:span text:style-name="T38">df</text:span>, tau=0.5)</text:p>
      <text:p text:style-name="P19">summary(<text:span text:style-name="T38">model.quantilessd1</text:span>)</text:p>
      <text:p text:style-name="P19"><text:span text:style-name="T38">femd1</text:span>&lt;-plm(<text:span text:style-name="T38">d1</text:span>~<text:span text:style-name="T38">ind1</text:span>+<text:span text:style-name="T38">ind2</text:span>+<text:span text:style-name="T38">ind3</text:span>+<text:span text:style-name="T38">ind4</text:span><text:span text:style-name="T1">+</text:span><text:span text:style-name="T38">ind5</text:span><text:span text:style-name="T1">+</text:span><text:span text:style-name="T38">ind6</text:span>, data=<text:span text:style-name="T38">df </text:span>, index=c("<text:span text:style-name="T38">i1</text:span>","<text:span text:style-name="T38">i2</text:span>"),model="within")</text:p>
      <text:p text:style-name="P19"><text:span text:style-name="T38">femwid1</text:span>&lt;-within_intercept(<text:span text:style-name="T38">femd1</text:span>, return.model=TRUE)</text:p>
      <text:p text:style-name="P19">summary(<text:span text:style-name="T38">femwid1</text:span>)</text:p>
      <text:p text:style-name="P19">vif(<text:span text:style-name="T38">femwid1</text:span>) <text:s/>#if one result’s higher than 3(for some sources 5, or 10) there’s multicollinearity(bad) </text:p>
      <text:p text:style-name="P19">barplot(vif(<text:span text:style-name="T38">femwid1</text:span>), horiz = F, col = "steelblue", xlab="Variables", ylab="VIF Values") #figure for vif </text:p>
      <text:p text:style-name="P19">raintest(<text:span text:style-name="T38">femwid1</text:span>) <text:s text:c="36"/>#if p-value &lt;0.05, there is no linearity(bad)</text:p>
      <text:p text:style-name="P19">bptest(<text:span text:style-name="T38">femwid1</text:span><text:span text:style-name="T1">,</text:span><text:span text:style-name="T38"> </text:span><text:span text:style-name="T1">studentize=T</text:span>) <text:s text:c="13"/>#if p-value &lt;0.05, there is no homoscedasticity(bad)</text:p>
      <text:p text:style-name="P19">pbgtest(<text:span text:style-name="T38">femwid1</text:span>) <text:s text:c="38"/>#if p-value &lt;0.05, there is a serial correlation(bad)</text:p>
      <text:p text:style-name="P19">acf(<text:span text:style-name="T38">femwid1$residuals</text:span><text:span text:style-name="T1">, type="partial") <text:s/>#figure for serial correlation blue line shows p-value</text:span></text:p>
      <text:p text:style-name="P19">pcdtest(<text:span text:style-name="T38">femwid1</text:span>, test="cd") <text:s text:c="16"/>#if p-value &lt;0.05, there is cross-sectional dependency(bad) </text:p>
      <text:p text:style-name="P19"><text:span text:style-name="T32">pearson.test(</text:span><text:span text:style-name="T39">femwid1</text:span><text:span text:style-name="T45">$residuals,</text:span><text:span text:style-name="T32"> adjust=F) </text:span><text:span text:style-name="T37">#if p-value &lt;0.05, residuals are not normally distributed(bad)</text:span></text:p>
      <text:p text:style-name="P19"><text:span text:style-name="T45">ggdensity(</text:span><text:span text:style-name="T39">femwid1</text:span><text:span text:style-name="T45">$residuals) #figure for normality whether bell shaped or not</text:span></text:p>
      <text:p text:style-name="P19"><text:span text:style-name="T45">ggqqplot(</text:span><text:span text:style-name="T39">femwid1</text:span><text:span text:style-name="T45">$residuals) #figure for normality</text:span></text:p>
      <text:p text:style-name="P19"><text:span text:style-name="T39">remd1</text:span><text:span text:style-name="T45">&lt;-plm(</text:span><text:span text:style-name="T39">d1</text:span><text:span text:style-name="T45">~</text:span><text:span text:style-name="T39">ind1</text:span><text:span text:style-name="T45">+</text:span><text:span text:style-name="T39">ind2</text:span><text:span text:style-name="T45">+</text:span><text:span text:style-name="T39">ind3</text:span><text:span text:style-name="T45">+</text:span><text:span text:style-name="T39">ind4</text:span><text:span text:style-name="T32">+</text:span><text:span text:style-name="T39">ind5</text:span><text:span text:style-name="T1">+</text:span><text:span text:style-name="T38">ind6</text:span><text:span text:style-name="T45">, data=</text:span><text:span text:style-name="T39">df</text:span><text:span text:style-name="T45">, </text:span>index=c("<text:span text:style-name="T38">i1</text:span>","<text:span text:style-name="T38">i2</text:span>"), <text:span text:style-name="T45">model="random", <text:s/></text:span>random.method="amemiya")</text:p>
      <text:p text:style-name="P19">summary(<text:span text:style-name="T38">remd1</text:span>)</text:p>
      <text:p text:style-name="P19">vif(<text:span text:style-name="T38">remd1</text:span>) <text:s/>#if one result’s higher than 3(for some sources 5, or 10), there’s multicollinearity(bad) </text:p>
      <text:p text:style-name="P19">barplot(vif(<text:span text:style-name="T38">remd1</text:span>), horiz = F, col = "steelblue", xlab="Variables", ylab="VIF Values") #figure for vif </text:p>
      <text:p text:style-name="P19"><text:soft-page-break/>raintest(<text:span text:style-name="T38">remd1</text:span>) <text:s text:c="35"/>#if p-value &lt;0.05, there is no linearity(bad)</text:p>
      <text:p text:style-name="P19">bptest(<text:span text:style-name="T38">remd1</text:span><text:span text:style-name="T1">, studentize=T</text:span>) <text:s text:c="12"/>#if p-value &lt;0.05, there is no homoscedasticity(bad)</text:p>
      <text:p text:style-name="P19">pbgtest(<text:span text:style-name="T38">remd1</text:span>) <text:s text:c="48"/>#if p-value &lt;0.05, there is a serial correlation(bad)</text:p>
      <text:p text:style-name="P19">acf(<text:span text:style-name="T38">remd1$residuals</text:span><text:span text:style-name="T1">, type="partial") <text:s/>#figure for serial correlation blue line shows p-value</text:span></text:p>
      <text:p text:style-name="P19">pcdtest(<text:span text:style-name="T38">remd1</text:span>, test="cd") <text:s text:c="16"/>#if p-value &lt;0.05, there is cross-sectional dependency(bad) </text:p>
      <text:p text:style-name="P19"><text:span text:style-name="T32">pearson.test(</text:span><text:span text:style-name="T39">remd1</text:span><text:span text:style-name="T45">$residuals,</text:span><text:span text:style-name="T32"> adjust=F)</text:span><text:span text:style-name="T13"> </text:span><text:span text:style-name="T37">#if p-value &lt;0.05, residuals are not normally distributed(bad)</text:span></text:p>
      <text:p text:style-name="P19"><text:span text:style-name="T45">ggdensity(</text:span><text:span text:style-name="T39">remd1</text:span><text:span text:style-name="T45">$residuals) #figure for normality whether bell shaped or not</text:span></text:p>
      <text:p text:style-name="P19"><text:span text:style-name="T45">ggqqplot(</text:span><text:span text:style-name="T39">remd1</text:span><text:span text:style-name="T45">$residuals) #figure for normality</text:span></text:p>
      <text:p text:style-name="P19"><text:span text:style-name="T38">pemd1</text:span>&lt;-plm(<text:span text:style-name="T38">d1</text:span>~<text:span text:style-name="T38">ind1</text:span>+<text:span text:style-name="T38">ind2</text:span>+<text:span text:style-name="T38">ind3</text:span>+<text:span text:style-name="T38">ind4</text:span><text:span text:style-name="T1">+</text:span><text:span text:style-name="T38">ind5</text:span><text:span text:style-name="T1">+</text:span><text:span text:style-name="T38">ind6</text:span>, data=<text:span text:style-name="T38">df</text:span>, index=c("<text:span text:style-name="T38">i1</text:span>","<text:span text:style-name="T38">i2</text:span>"), model="pooling")</text:p>
      <text:p text:style-name="P19">summary(<text:span text:style-name="T38">pemd1</text:span>)</text:p>
      <text:p text:style-name="P19">vif(<text:span text:style-name="T38">pemd1</text:span>) <text:s/>#if one result’s higher than 3(for some sources 5, or 10), there’s multicollinearity(bad) </text:p>
      <text:p text:style-name="P19">barplot(vif(<text:span text:style-name="T38">pemd1</text:span>), horiz = F, col = "steelblue", xlab="Variables", ylab="VIF Values") #figure for vif </text:p>
      <text:p text:style-name="P19">raintest(<text:span text:style-name="T38">pemd1</text:span>) <text:s text:c="35"/>#if p-value &lt;0.05, there is no linearity(bad)</text:p>
      <text:p text:style-name="P19">bptest(<text:span text:style-name="T38">pemd1</text:span><text:span text:style-name="T1">, studentize=T</text:span>) <text:s text:c="12"/>#if p-value &lt;0.05, there is no homoscedasticity(bad)</text:p>
      <text:p text:style-name="P19">pbgtest(<text:span text:style-name="T38">pemd1</text:span>) <text:s text:c="48"/>#if p-value &lt;0.05, there is a serial correlation(bad)</text:p>
      <text:p text:style-name="P19">acf(<text:span text:style-name="T38">pemd1$residuals</text:span><text:span text:style-name="T1">, type="partial") <text:s/>#figure for serial correlation blue line shows p-value</text:span></text:p>
      <text:p text:style-name="P19">pcdtest(<text:span text:style-name="T38">pemd1</text:span>, test="cd") <text:s text:c="16"/>#if p-value &lt;0.05, there is cross-sectional dependency(bad) </text:p>
      <text:p text:style-name="P19"><text:span text:style-name="T32">pearson.test(</text:span><text:span text:style-name="T39">pemd1</text:span><text:span text:style-name="T45">$residuals, </text:span><text:span text:style-name="T32">adjust=F)</text:span><text:span text:style-name="T13"> </text:span><text:span text:style-name="T37">#if p-value &lt;0.05, residuals are not normally distributed(bad)</text:span></text:p>
      <text:p text:style-name="P19"><text:span text:style-name="T45">ggdensity(</text:span><text:span text:style-name="T39">pemd1</text:span><text:span text:style-name="T45">$residuals) #figure for normality whether bell shaped or not</text:span></text:p>
      <text:p text:style-name="P19"><text:span text:style-name="T45">ggqqplot(</text:span><text:span text:style-name="T39">pemd1</text:span><text:span text:style-name="T45">$residuals) #figure for normality</text:span></text:p>
      <text:p text:style-name="P19">pFtest(<text:span text:style-name="T38">femd1</text:span>, <text:span text:style-name="T38">pemd1</text:span>) <text:s text:c="3"/>#if p-value &lt; 0.05, prefer <text:span text:style-name="T38">femd1</text:span> or <text:span text:style-name="T38">femwid1</text:span> to <text:span text:style-name="T38">pemd1</text:span><text:span text:style-name="T1">, if not, vice versa</text:span></text:p>
      <text:p text:style-name="P19"><text:span text:style-name="T1">plmtest(</text:span><text:span text:style-name="T38">pemd1</text:span><text:span text:style-name="T1">,type="bp") <text:s text:c="21"/>#if p-value&lt;0.05, prefer </text:span><text:span text:style-name="T38">remd1</text:span><text:span text:style-name="T1"> to </text:span><text:span text:style-name="T38">pemd1</text:span><text:span text:style-name="T1">, if not vice versa</text:span></text:p>
      <text:p text:style-name="P19">phtest(<text:span text:style-name="T38">femwid1</text:span>,<text:span text:style-name="T38">remd1</text:span>) <text:s text:c="10"/>#if p-value &lt;0.05, prefer <text:s/><text:span text:style-name="T38">femd1</text:span> or <text:span text:style-name="T38">femwid1</text:span> to <text:span text:style-name="T38">remd1</text:span>, if not, vice versa</text:p>
      <text:p text:style-name="P19"><text:span text:style-name="T38">linmod2</text:span><text:span text:style-name="T1">&lt;-l</text:span>m(<text:span text:style-name="T38">d2</text:span>~<text:span text:style-name="T38">ind1</text:span>+<text:span text:style-name="T38">ind2</text:span>+<text:span text:style-name="T38">ind3</text:span>+<text:span text:style-name="T38">ind4</text:span>+<text:span text:style-name="T38">ind5</text:span>+<text:span text:style-name="T38">ind6</text:span>, data=<text:span text:style-name="T38">df</text:span>)</text:p>
      <text:p text:style-name="P19"><text:soft-page-break/>summary(<text:span text:style-name="T38">linmod2</text:span>)</text:p>
      <text:p text:style-name="P19"><text:span text:style-name="T38">model.quantilessd2</text:span>&lt;-rqss(<text:span text:style-name="T38">d2</text:span>~<text:span text:style-name="T38">ind1</text:span>+<text:span text:style-name="T38">ind2</text:span>+<text:span text:style-name="T38">ind3</text:span>+<text:span text:style-name="T38">ind4</text:span>+<text:span text:style-name="T38">ind5</text:span><text:span text:style-name="T1">+</text:span><text:span text:style-name="T38">ind6</text:span>,data=<text:span text:style-name="T38">df</text:span>,tau=0.5)</text:p>
      <text:p text:style-name="P19">summary(<text:span text:style-name="T38">model.quantilessd2</text:span>)</text:p>
      <text:p text:style-name="P19"><text:span text:style-name="T38">femd2</text:span>&lt;-plm(<text:span text:style-name="T38">d2</text:span>~<text:span text:style-name="T38">ind1</text:span>+<text:span text:style-name="T38">ind2</text:span>+<text:span text:style-name="T38">ind3</text:span>+<text:span text:style-name="T38">ind4</text:span><text:span text:style-name="T1">+</text:span><text:span text:style-name="T38">ind5</text:span><text:span text:style-name="T1">+</text:span><text:span text:style-name="T38">ind6</text:span>, data=<text:span text:style-name="T38">df</text:span>, index=c("<text:span text:style-name="T38">i1</text:span>","<text:span text:style-name="T38">i2</text:span>"),model="within")</text:p>
      <text:p text:style-name="P19"><text:span text:style-name="T38">femwid2</text:span>&lt;-within_intercept(<text:span text:style-name="T38">femd2</text:span>, return.model=TRUE)</text:p>
      <text:p text:style-name="P19">summary(<text:span text:style-name="T38">femwid2</text:span>)</text:p>
      <text:p text:style-name="P19">vif(<text:span text:style-name="T38">femwid2</text:span>) <text:s/>#if one result’s higher than 3(for some sources 5, or 10), there’s multicollinearity(bad) </text:p>
      <text:p text:style-name="P19">barplot(vif(<text:span text:style-name="T38">femwid2</text:span>), horiz = F, col = "steelblue", xlab="Variables", ylab="VIF Values") #figure for vif</text:p>
      <text:p text:style-name="P19">raintest(<text:span text:style-name="T38">femwid2</text:span>) <text:s text:c="36"/>#if p-value &lt;0.05, there is no linearity(bad)</text:p>
      <text:p text:style-name="P19">bptest(<text:span text:style-name="T38">femwid2</text:span><text:span text:style-name="T1">,</text:span><text:span text:style-name="T38"> </text:span><text:span text:style-name="T1">studentize=T</text:span>) <text:s text:c="13"/>#if p-value &lt;0.05, there is no homoscedasticity(bad)</text:p>
      <text:p text:style-name="P19">pbgtest(<text:span text:style-name="T38">femwid2</text:span>) <text:s text:c="35"/>#if p-value &lt;0.05, there is a serial correlation(bad)</text:p>
      <text:p text:style-name="P19">acf(<text:span text:style-name="T38">femwid2$residuals</text:span><text:span text:style-name="T1">, type="partial") <text:s/>#figure for serial correlation blue line shows p-value</text:span></text:p>
      <text:p text:style-name="P19">pcdtest(<text:span text:style-name="T38">femwid2</text:span>, test="cd") <text:s text:c="16"/>#if p-value &lt;0.05, there is cross-sectional dependency(bad) </text:p>
      <text:p text:style-name="P19"><text:span text:style-name="T32">pearson.test(</text:span><text:span text:style-name="T39">femwid2</text:span><text:span text:style-name="T45">$residuals,</text:span><text:span text:style-name="T32"> adjust=F) </text:span><text:span text:style-name="T37">#if p-value &lt;0.05, residuals are not normally distributed(bad)</text:span></text:p>
      <text:p text:style-name="P19"><text:span text:style-name="T45">ggdensity(</text:span><text:span text:style-name="T39">femwid2</text:span><text:span text:style-name="T45">$residuals) #figure for normality whether bell shaped or not</text:span></text:p>
      <text:p text:style-name="P19"><text:span text:style-name="T45">ggqqplot(</text:span><text:span text:style-name="T39">femwid2</text:span><text:span text:style-name="T45">$residuals) #figure for normality</text:span></text:p>
      <text:p text:style-name="P19"><text:span text:style-name="T38">remd2</text:span>&lt;-plm(<text:span text:style-name="T38">d2</text:span>~<text:span text:style-name="T38">ind1</text:span>+<text:span text:style-name="T38">ind2</text:span>+<text:span text:style-name="T38">ind3</text:span>+<text:span text:style-name="T38">ind4</text:span><text:span text:style-name="T1">+</text:span><text:span text:style-name="T38">ind5</text:span><text:span text:style-name="T1">+</text:span><text:span text:style-name="T38">ind6</text:span>, data=<text:span text:style-name="T38">df</text:span>, index=c("<text:span text:style-name="T38">i1</text:span>","<text:span text:style-name="T38">i2</text:span>"), model="random", random.method="amemiya")</text:p>
      <text:p text:style-name="P19">summary(<text:span text:style-name="T38">remd2</text:span>)</text:p>
      <text:p text:style-name="P19">vif(<text:span text:style-name="T38">remd2</text:span>) <text:s/>#if one result’s higher than 3(for some sources 5, or 10) there’s multicollinearity(bad) </text:p>
      <text:p text:style-name="P19">barplot(vif(<text:span text:style-name="T38">remd2</text:span>), horiz = F, col = "steelblue", xlab="Variables", ylab="VIF Values") #figure for vif </text:p>
      <text:p text:style-name="P19">raintest(<text:span text:style-name="T38">remd2</text:span>) <text:s text:c="35"/>#if p-value &lt;0.05, there is no linearity(bad)</text:p>
      <text:p text:style-name="P19">bptest(<text:span text:style-name="T38">remd2</text:span><text:span text:style-name="T1">, studentize=T</text:span>) <text:s text:c="12"/>#if p-value &lt;0.05, there is no homoscedasticity(bad)</text:p>
      <text:p text:style-name="P19">pbgtest(<text:span text:style-name="T38">remd2</text:span>) <text:s text:c="48"/>#if p-value &lt;0.05, there is a serial correlation(bad)</text:p>
      <text:p text:style-name="P19">acf(<text:span text:style-name="T38">remd2$residuals</text:span><text:span text:style-name="T1">, type="partial") <text:s/>#figure for serial correlation blue line shows p-value</text:span></text:p>
      <text:p text:style-name="P19">pcdtest(<text:span text:style-name="T38">remd2</text:span>, test="cd") <text:s text:c="16"/>#if p-value &lt;0.05, there is cross-sectional dependency(bad) </text:p>
      <text:p text:style-name="P19"><text:soft-page-break/><text:span text:style-name="T32">pearson.test(</text:span><text:span text:style-name="T39">remd2</text:span><text:span text:style-name="T45">$residuals,</text:span><text:span text:style-name="T32"> adjust=F) </text:span><text:span text:style-name="T37">#if p-value &lt;0.05, residuals are not normally distributed(bad)</text:span></text:p>
      <text:p text:style-name="P19"><text:span text:style-name="T45">ggdensity(</text:span><text:span text:style-name="T39">remd2</text:span><text:span text:style-name="T45">$residuals) #figure for normality whether bell shaped or not</text:span></text:p>
      <text:p text:style-name="P19"><text:span text:style-name="T45">ggqqplot(</text:span><text:span text:style-name="T39">remd2</text:span><text:span text:style-name="T45">$residuals) #figure for normality</text:span></text:p>
      <text:p text:style-name="P19"><text:span text:style-name="T38">pemd2</text:span>&lt;-plm(<text:span text:style-name="T38">d2</text:span>~<text:span text:style-name="T38">ind1</text:span>+<text:span text:style-name="T38">ind2</text:span>+<text:span text:style-name="T38">ind3</text:span>+<text:span text:style-name="T38">ind4</text:span><text:span text:style-name="T1">+</text:span><text:span text:style-name="T38">ind5</text:span><text:span text:style-name="T1">+</text:span><text:span text:style-name="T38">ind6</text:span>, data=<text:span text:style-name="T38">df</text:span>, index=c("<text:span text:style-name="T38">i1</text:span>","<text:span text:style-name="T38">i2</text:span>"), model="pooling")</text:p>
      <text:p text:style-name="P19">summary(<text:span text:style-name="T38">pemd2</text:span>)</text:p>
      <text:p text:style-name="P19">vif(<text:span text:style-name="T38">pemd2</text:span>) <text:s/>#if one result’s higher than 3(for some sources 5, or 10), there’s multicollinearity(bad) </text:p>
      <text:p text:style-name="P19">barplot(vif(<text:span text:style-name="T38">pemd2</text:span>), horiz = F, col = "steelblue", xlab="Variables", ylab="VIF Values") #figure for vif </text:p>
      <text:p text:style-name="P19">raintest(<text:span text:style-name="T38">pemd2</text:span>) <text:s text:c="35"/>#if p-value &lt;0.05, there is no linearity(bad)</text:p>
      <text:p text:style-name="P19">bptest(<text:span text:style-name="T38">pemd2</text:span><text:span text:style-name="T1">, studentize=T</text:span>) <text:s text:c="12"/>#if p-value &lt;0.05, there is no homoscedasticity(bad)</text:p>
      <text:p text:style-name="P19">pbgtest(<text:span text:style-name="T38">pemd2</text:span>) <text:s text:c="48"/>#if p-value &lt;0.05, there is a serial correlation(bad)</text:p>
      <text:p text:style-name="P19">acf(<text:span text:style-name="T38">pemd2$residuals</text:span><text:span text:style-name="T1">, type="partial") <text:s/>#figure for serial correlation blue line shows p-value</text:span></text:p>
      <text:p text:style-name="P19">pcdtest(<text:span text:style-name="T38">pemd2</text:span>, test="cd") <text:s text:c="16"/>#if p-value &lt;0.05, there is cross-sectional dependency(bad) </text:p>
      <text:p text:style-name="P19"><text:span text:style-name="T32">pearson.test(</text:span><text:span text:style-name="T39">pemd2</text:span><text:span text:style-name="T45">$residuals,</text:span><text:span text:style-name="T32"> adjust=F)</text:span><text:span text:style-name="T39"> <text:s/></text:span><text:span text:style-name="T41">#if p-value &lt;0.05, residuals are not normally distributed(bad)</text:span></text:p>
      <text:p text:style-name="P19"><text:span text:style-name="T45">ggdensity(</text:span><text:span text:style-name="T39">pemd2</text:span><text:span text:style-name="T45">$residuals) #figure for normality whether bell shaped or not</text:span></text:p>
      <text:p text:style-name="P19"><text:span text:style-name="T45">ggqqplot(</text:span><text:span text:style-name="T39">pemd2</text:span><text:span text:style-name="T45">$residuals) #figure for normality</text:span></text:p>
      <text:p text:style-name="P19">pFtest(<text:span text:style-name="T38">femd2</text:span>, <text:span text:style-name="T38">pemd2</text:span>) <text:s text:c="11"/>#if p-value &lt; 0.05, prefer <text:span text:style-name="T38">femd2</text:span> or <text:span text:style-name="T38">femwid2</text:span> to <text:span text:style-name="T38">pemd2</text:span><text:span text:style-name="T1">, if not, vice versa</text:span></text:p>
      <text:p text:style-name="P19"><text:span text:style-name="T1">plmtest(</text:span><text:span text:style-name="T38">pemd2</text:span><text:span text:style-name="T1">,type="bp") <text:s text:c="21"/>#if p-value&lt;0.05, prefer </text:span><text:span text:style-name="T38">remd2</text:span><text:span text:style-name="T1"> to </text:span><text:span text:style-name="T38">pemd2</text:span><text:span text:style-name="T1">, if not vice versa</text:span></text:p>
      <text:p text:style-name="P19">phtest(<text:span text:style-name="T38">femwid2</text:span>,<text:span text:style-name="T38">remd2</text:span>) <text:s text:c="10"/>#if p-value &lt;0.05, prefer <text:span text:style-name="T38">femd2</text:span> or <text:span text:style-name="T38">femwid2</text:span> <text:s/>to <text:span text:style-name="T38">remd2</text:span>, if not, vice versa</text:p>
      <text:p text:style-name="P19"><text:span text:style-name="T38">linmod3</text:span>&lt;-lm(<text:span text:style-name="T38">d3</text:span>~<text:span text:style-name="T38">ind1</text:span>+<text:span text:style-name="T38">ind2</text:span>+<text:span text:style-name="T38">ind3</text:span>+<text:span text:style-name="T38">ind4</text:span>+<text:span text:style-name="T38">ind5</text:span>+<text:span text:style-name="T38">ind6</text:span>, data=<text:span text:style-name="T38">df</text:span>)</text:p>
      <text:p text:style-name="P19">summary(<text:span text:style-name="T38">linmod3</text:span>)</text:p>
      <text:p text:style-name="P19"><text:span text:style-name="T38">model.quantilessd3</text:span>&lt;-rqss(<text:span text:style-name="T38">d3</text:span>~<text:span text:style-name="T38">ind1</text:span>+<text:span text:style-name="T38">ind2</text:span>+<text:span text:style-name="T38">ind3</text:span>+<text:span text:style-name="T38">ind4</text:span>+<text:span text:style-name="T38">ind5</text:span><text:span text:style-name="T1">+</text:span><text:span text:style-name="T38">ind6</text:span>,data=<text:span text:style-name="T38">df</text:span>,tau=0.5)</text:p>
      <text:p text:style-name="P19">summary(<text:span text:style-name="T38">model.quantilessd3</text:span>)</text:p>
      <text:p text:style-name="P19"><text:span text:style-name="T38">femd3</text:span>&lt;-plm(<text:span text:style-name="T38">d3</text:span>~<text:span text:style-name="T38">ind1</text:span>+<text:span text:style-name="T38">ind2</text:span>+<text:span text:style-name="T38">ind3</text:span>+<text:span text:style-name="T38">ind4</text:span><text:span text:style-name="T1">+</text:span><text:span text:style-name="T38">ind5</text:span><text:span text:style-name="T1">+</text:span><text:span text:style-name="T38">ind6</text:span>, data=<text:span text:style-name="T38">df</text:span>, index=c("<text:span text:style-name="T38">i1</text:span>","<text:span text:style-name="T38">i2</text:span>"),model="within")</text:p>
      <text:p text:style-name="P19"><text:span text:style-name="T38">femwid3</text:span>&lt;-within_intercept(<text:span text:style-name="T38">femd3</text:span>, return.model=TRUE)</text:p>
      <text:p text:style-name="P19">summary(<text:span text:style-name="T38">femwid3</text:span>)</text:p>
      <text:p text:style-name="P19"><text:soft-page-break/>vif(<text:span text:style-name="T38">femwid3</text:span>) <text:s/>#if one result’s higher than 3(for some sources 5, or 10), there’s multicollinearity(bad) </text:p>
      <text:p text:style-name="P19">barplot(vif(<text:span text:style-name="T38">femwid3</text:span>), horiz = F, col = "steelblue", xlab="Variables", ylab="VIF Values") #figure for vif</text:p>
      <text:p text:style-name="P19">raintest(<text:span text:style-name="T38">femwid3</text:span>) <text:s text:c="36"/>#if p-value &lt;0.05, there is no linearity(bad)</text:p>
      <text:p text:style-name="P19">bptest(<text:span text:style-name="T38">femwid3</text:span><text:span text:style-name="T1">,</text:span><text:span text:style-name="T38"> </text:span><text:span text:style-name="T1">studentize=T</text:span>) <text:s text:c="13"/>#if p-value &lt;0.05, there is no homoscedasticity(bad)</text:p>
      <text:p text:style-name="P19">pbgtest(<text:span text:style-name="T38">femwid3</text:span>) <text:s text:c="35"/>#if p-value &lt;0.05, there is a serial correlation(bad)</text:p>
      <text:p text:style-name="P19">acf(<text:span text:style-name="T38">femwid3$residuals</text:span><text:span text:style-name="T1">, type="partial") <text:s/>#figure for serial correlation blue line shows p-value</text:span></text:p>
      <text:p text:style-name="P19">pcdtest(<text:span text:style-name="T38">femwid3</text:span>, test="cd") <text:s text:c="16"/>#if p-value &lt;0.05, there is cross-sectional dependency(bad) </text:p>
      <text:p text:style-name="P19"><text:span text:style-name="T32">pearson.test(</text:span><text:span text:style-name="T39">femwid3</text:span><text:span text:style-name="T45">$residuals,</text:span><text:span text:style-name="T32"> adjust=F) </text:span><text:span text:style-name="T37">#if p-value &lt;0.05, residuals are not normally distributed(bad)</text:span></text:p>
      <text:p text:style-name="P19"><text:span text:style-name="T45">ggdensity(</text:span><text:span text:style-name="T39">femwid3</text:span><text:span text:style-name="T45">$residuals) #figure for normality whether bell shaped or not</text:span></text:p>
      <text:p text:style-name="P19"><text:span text:style-name="T45">ggqqplot(</text:span><text:span text:style-name="T39">femwid3</text:span><text:span text:style-name="T45">$residuals) #figure for normality</text:span></text:p>
      <text:p text:style-name="P19"><text:span text:style-name="T38">remd3</text:span>&lt;-plm(<text:span text:style-name="T38">d3</text:span>~<text:span text:style-name="T38">ind1</text:span>+<text:span text:style-name="T38">ind2</text:span>+<text:span text:style-name="T38">ind3</text:span>+<text:span text:style-name="T38">ind4</text:span><text:span text:style-name="T1">+</text:span><text:span text:style-name="T38">ind5</text:span><text:span text:style-name="T1">+</text:span><text:span text:style-name="T38">ind6</text:span>, data=<text:span text:style-name="T38">df</text:span>, index=c("<text:span text:style-name="T38">i1</text:span>","<text:span text:style-name="T38">i2</text:span>"), model="random", random.method="amemiya")</text:p>
      <text:p text:style-name="P19">summary(<text:span text:style-name="T38">remd3</text:span>)</text:p>
      <text:p text:style-name="P19">vif(<text:span text:style-name="T38">remd3</text:span>) <text:s/>#if one result’s higher than 3(for some sources 5, or 10) there’s multicollinearity(bad) </text:p>
      <text:p text:style-name="P19">barplot(vif(<text:span text:style-name="T38">remd3</text:span>), horiz = F, col = "steelblue", xlab="Variables", ylab="VIF Values") #figure for vif </text:p>
      <text:p text:style-name="P19">raintest(<text:span text:style-name="T38">remd3</text:span>) <text:s text:c="35"/>#if p-value &lt;0.05, there is no linearity(bad)</text:p>
      <text:p text:style-name="P19">bptest(<text:span text:style-name="T38">remd3</text:span><text:span text:style-name="T1">, studentize=T</text:span>) <text:s text:c="12"/>#if p-value &lt;0.05, there is no homoscedasticity(bad)</text:p>
      <text:p text:style-name="P19">pbgtest(<text:span text:style-name="T38">remd3</text:span>) <text:s text:c="48"/>#if p-value &lt;0.05, there is a serial correlation(bad)</text:p>
      <text:p text:style-name="P19">acf(<text:span text:style-name="T38">remd3$residuals</text:span><text:span text:style-name="T1">, type="partial") <text:s/>#figure for serial correlation blue line shows p-value</text:span></text:p>
      <text:p text:style-name="P19">pcdtest(<text:span text:style-name="T38">remd3</text:span>, test="cd") <text:s text:c="16"/>#if p-value &lt;0.05, there is cross-sectional dependency(bad) </text:p>
      <text:p text:style-name="P19"><text:span text:style-name="T32">pearson.test(</text:span><text:span text:style-name="T39">remd3</text:span><text:span text:style-name="T45">$residuals,</text:span><text:span text:style-name="T32"> adjust=F) </text:span><text:span text:style-name="T37">#if p-value &lt;0.05, residuals are not normally distributed(bad)</text:span></text:p>
      <text:p text:style-name="P19"><text:span text:style-name="T45">ggdensity(</text:span><text:span text:style-name="T39">remd3</text:span><text:span text:style-name="T45">$residuals) #figure for normality whether bell shaped or not</text:span></text:p>
      <text:p text:style-name="P19"><text:span text:style-name="T45">ggqqplot(</text:span><text:span text:style-name="T39">remd3</text:span><text:span text:style-name="T45">$residuals) #figure for normality</text:span></text:p>
      <text:p text:style-name="P19"><text:span text:style-name="T38">pemd3</text:span>&lt;-plm(<text:span text:style-name="T38">d3</text:span>~<text:span text:style-name="T38">ind1</text:span>+<text:span text:style-name="T38">ind2</text:span>+<text:span text:style-name="T38">ind3</text:span>+<text:span text:style-name="T38">ind4</text:span><text:span text:style-name="T1">+</text:span><text:span text:style-name="T38">ind5</text:span><text:span text:style-name="T1">+</text:span><text:span text:style-name="T38">ind6</text:span>, data=<text:span text:style-name="T38">df</text:span>, index=c("<text:span text:style-name="T38">i1</text:span>","<text:span text:style-name="T38">i2</text:span>"), model="pooling")</text:p>
      <text:p text:style-name="P19">summary(<text:span text:style-name="T38">pemd3</text:span>)</text:p>
      <text:p text:style-name="P19"><text:soft-page-break/>vif(<text:span text:style-name="T38">pemd3</text:span>) <text:s/>#if one result’s higher than 3(for some sources 5, or 10), there’s multicollinearity(bad) </text:p>
      <text:p text:style-name="P19">barplot(vif(<text:span text:style-name="T38">pemd3</text:span>), horiz = F, col = "steelblue", xlab="Variables", ylab="VIF Values") #figure for vif </text:p>
      <text:p text:style-name="P19">raintest(<text:span text:style-name="T38">pemd3</text:span>) <text:s text:c="35"/>#if p-value &lt;0.05, there is no linearity(bad)</text:p>
      <text:p text:style-name="P19">bptest(<text:span text:style-name="T38">pemd3</text:span><text:span text:style-name="T1">, studentize=T</text:span>) <text:s text:c="12"/>#if p-value &lt;0.05, there is no homoscedasticity(bad)</text:p>
      <text:p text:style-name="P19">pbgtest(<text:span text:style-name="T38">pemd3</text:span>) <text:s text:c="48"/>#if p-value &lt;0.05, there is a serial correlation(bad)</text:p>
      <text:p text:style-name="P19">acf(<text:span text:style-name="T38">pemd3$residuals</text:span><text:span text:style-name="T1">, type="partial") <text:s/>#figure for serial correlation blue line shows p-value</text:span></text:p>
      <text:p text:style-name="P19">pcdtest(<text:span text:style-name="T38">pemd3</text:span>, test="cd") <text:s text:c="16"/>#if p-value &lt;0.05, there is cross-sectional dependency(bad) </text:p>
      <text:p text:style-name="P19"><text:span text:style-name="T32">pearson.test(</text:span><text:span text:style-name="T39">pemd3</text:span><text:span text:style-name="T45">$residuals,</text:span><text:span text:style-name="T32"> adjust=F)</text:span><text:span text:style-name="T39"> <text:s/></text:span><text:span text:style-name="T41">#if p-value &lt;0.05, residuals are not normally distributed(bad)</text:span></text:p>
      <text:p text:style-name="P19"><text:span text:style-name="T45">ggdensity(</text:span><text:span text:style-name="T39">pemd3</text:span><text:span text:style-name="T45">$residuals) #figure for normality whether bell shaped or not</text:span></text:p>
      <text:p text:style-name="P19"><text:span text:style-name="T45">ggqqplot(</text:span><text:span text:style-name="T39">pemd3</text:span><text:span text:style-name="T45">$residuals) #figure for normality</text:span></text:p>
      <text:p text:style-name="P19">pFtest(<text:span text:style-name="T38">femd3</text:span>, <text:span text:style-name="T38">pemd3</text:span>) <text:s text:c="11"/>#if p-value &lt; 0.05, prefer <text:span text:style-name="T38">femd3</text:span> or <text:span text:style-name="T38">femwid3</text:span> to <text:span text:style-name="T38">pemd3</text:span><text:span text:style-name="T1">, if not, vice versa</text:span></text:p>
      <text:p text:style-name="P19"><text:span text:style-name="T1">plmtest(</text:span><text:span text:style-name="T38">pemd3</text:span><text:span text:style-name="T1">,type="bp") <text:s text:c="21"/>#if p-value&lt;0.05, prefer </text:span><text:span text:style-name="T38">remd3</text:span><text:span text:style-name="T1"> to </text:span><text:span text:style-name="T38">pemd3</text:span><text:span text:style-name="T1">, if not vice versa</text:span></text:p>
      <text:p text:style-name="P19">phtest(<text:span text:style-name="T38">femwid3</text:span>,<text:span text:style-name="T38">remd3</text:span>) <text:s text:c="10"/>#if p-value &lt;0.05, prefer <text:span text:style-name="T38">femd3</text:span> or <text:span text:style-name="T38">femwid3</text:span> <text:s/>to <text:span text:style-name="T38">remd3</text:span>, if not, vice versa</text:p>
      <text:p text:style-name="P19"><text:span text:style-name="T38">linmod4</text:span>&lt;-lm(<text:span text:style-name="T38">d4</text:span>~<text:span text:style-name="T38">ind1</text:span>+<text:span text:style-name="T38">ind2</text:span>+<text:span text:style-name="T38">ind3</text:span>+<text:span text:style-name="T38">ind4</text:span>+<text:span text:style-name="T38">ind5</text:span>+<text:span text:style-name="T38">ind6</text:span>, data=<text:span text:style-name="T38">df</text:span>)</text:p>
      <text:p text:style-name="P19">summary(<text:span text:style-name="T38">linmod4</text:span>)</text:p>
      <text:p text:style-name="P19"><text:span text:style-name="T38">model.quantilessd4</text:span>&lt;-rqss(<text:span text:style-name="T38">d4</text:span>~<text:span text:style-name="T38">ind1</text:span>+<text:span text:style-name="T38">ind2</text:span>+<text:span text:style-name="T38">ind3</text:span>+<text:span text:style-name="T38">ind4</text:span>+<text:span text:style-name="T38">ind5</text:span><text:span text:style-name="T1">+</text:span><text:span text:style-name="T38">ind6</text:span>,data=<text:span text:style-name="T38">df</text:span>,tau=0.5)</text:p>
      <text:p text:style-name="P19">summary(<text:span text:style-name="T38">model.quantilessd4</text:span>)</text:p>
      <text:p text:style-name="P19"><text:span text:style-name="T38">femd4</text:span>&lt;-plm(<text:span text:style-name="T38">d4</text:span>~<text:span text:style-name="T38">ind1</text:span>+<text:span text:style-name="T38">ind2</text:span>+<text:span text:style-name="T38">ind3</text:span>+<text:span text:style-name="T38">ind4</text:span><text:span text:style-name="T1">+</text:span><text:span text:style-name="T38">ind5</text:span><text:span text:style-name="T1">+</text:span><text:span text:style-name="T38">ind6</text:span>, data=<text:span text:style-name="T38">df</text:span>, index=c("<text:span text:style-name="T38">i1</text:span>","<text:span text:style-name="T38">i2</text:span>"),model="within")</text:p>
      <text:p text:style-name="P19"><text:span text:style-name="T38">femwid4</text:span>&lt;-within_intercept(<text:span text:style-name="T38">femd4</text:span>, return.model=TRUE)</text:p>
      <text:p text:style-name="P19">summary(<text:span text:style-name="T38">femwid4</text:span>)</text:p>
      <text:p text:style-name="P19">vif(<text:span text:style-name="T38">femwid4</text:span>) <text:s/>#if one result’s higher than 3(for some sources 5, or 10), there’s multicollinearity(bad) </text:p>
      <text:p text:style-name="P19">barplot(vif(<text:span text:style-name="T38">femwid4</text:span>), horiz = F, col = "steelblue", xlab="Variables", ylab="VIF Values") #figure for vif</text:p>
      <text:p text:style-name="P19">raintest(<text:span text:style-name="T38">femwid4</text:span>) <text:s text:c="36"/>#if p-value &lt;0.05, there is no linearity(bad)</text:p>
      <text:p text:style-name="P19">bptest(<text:span text:style-name="T38">femwid4</text:span><text:span text:style-name="T1">,</text:span><text:span text:style-name="T38"> </text:span><text:span text:style-name="T1">studentize=T</text:span>) <text:s text:c="13"/>#if p-value &lt;0.05, there is no homoscedasticity(bad)</text:p>
      <text:p text:style-name="P19">pbgtest(<text:span text:style-name="T38">femwid4</text:span>) <text:s text:c="35"/>#if p-value &lt;0.05, there is a serial correlation(bad)</text:p>
      <text:p text:style-name="P19"><text:soft-page-break/>acf(<text:span text:style-name="T38">femwid4$residuals</text:span><text:span text:style-name="T1">, type="partial") <text:s/>#figure for serial correlation blue line shows p-value</text:span></text:p>
      <text:p text:style-name="P19">pcdtest(<text:span text:style-name="T38">femwid4</text:span>, test="cd") <text:s text:c="16"/>#if p-value &lt;0.05, there is cross-sectional dependency(bad) </text:p>
      <text:p text:style-name="P19"><text:span text:style-name="T32">pearson.test(</text:span><text:span text:style-name="T39">femwid4</text:span><text:span text:style-name="T45">$residuals,</text:span><text:span text:style-name="T32"> adjust=F) </text:span><text:span text:style-name="T37">#if p-value &lt;0.05, residuals are not normally distributed(bad)</text:span></text:p>
      <text:p text:style-name="P19"><text:span text:style-name="T45">ggdensity(</text:span><text:span text:style-name="T39">femwid4</text:span><text:span text:style-name="T45">$residuals) #figure for normality whether bell shaped or not</text:span></text:p>
      <text:p text:style-name="P19"><text:span text:style-name="T45">ggqqplot(</text:span><text:span text:style-name="T39">femwid4</text:span><text:span text:style-name="T45">$residuals) #figure for normality</text:span></text:p>
      <text:p text:style-name="P19"><text:span text:style-name="T38">remd4</text:span>&lt;-plm(<text:span text:style-name="T38">d4</text:span>~<text:span text:style-name="T38">ind1</text:span>+<text:span text:style-name="T38">ind2</text:span>+<text:span text:style-name="T38">ind3</text:span>+<text:span text:style-name="T38">ind4</text:span><text:span text:style-name="T1">+</text:span><text:span text:style-name="T38">ind5</text:span><text:span text:style-name="T1">+</text:span><text:span text:style-name="T38">ind6</text:span>, data=<text:span text:style-name="T38">df</text:span>, index=c("<text:span text:style-name="T38">i1</text:span>","<text:span text:style-name="T38">i2</text:span>"), model="random", random.method="amemiya")</text:p>
      <text:p text:style-name="P19">summary(<text:span text:style-name="T38">remd4</text:span>)</text:p>
      <text:p text:style-name="P19">vif(<text:span text:style-name="T38">remd4</text:span>) <text:s/>#if one result’s higher than 3(for some sources 5, or 10) there’s multicollinearity(bad) </text:p>
      <text:p text:style-name="P19">barplot(vif(<text:span text:style-name="T38">remd4</text:span>), horiz = F, col = "steelblue", xlab="Variables", ylab="VIF Values") #figure for vif </text:p>
      <text:p text:style-name="P19">raintest(<text:span text:style-name="T38">remd4</text:span>) <text:s text:c="35"/>#if p-value &lt;0.05, there is no linearity(bad)</text:p>
      <text:p text:style-name="P19">bptest(<text:span text:style-name="T38">remd4</text:span><text:span text:style-name="T1">, studentize=T</text:span>) <text:s text:c="12"/>#if p-value &lt;0.05, there is no homoscedasticity(bad)</text:p>
      <text:p text:style-name="P19">pbgtest(<text:span text:style-name="T38">remd4</text:span>) <text:s text:c="48"/>#if p-value &lt;0.05, there is a serial correlation(bad)</text:p>
      <text:p text:style-name="P19">acf(<text:span text:style-name="T38">remd4$residuals</text:span><text:span text:style-name="T1">, type="partial") <text:s/>#figure for serial correlation blue line shows p-value</text:span></text:p>
      <text:p text:style-name="P19">pcdtest(<text:span text:style-name="T38">remd4</text:span>, test="cd") <text:s text:c="16"/>#if p-value &lt;0.05, there is cross-sectional dependency(bad) </text:p>
      <text:p text:style-name="P19"><text:span text:style-name="T32">pearson.test(</text:span><text:span text:style-name="T39">remd4</text:span><text:span text:style-name="T45">$residuals,</text:span><text:span text:style-name="T32"> adjust=F) </text:span><text:span text:style-name="T37">#if p-value &lt;0.05, residuals are not normally distributed(bad)</text:span></text:p>
      <text:p text:style-name="P19"><text:span text:style-name="T45">ggdensity(</text:span><text:span text:style-name="T39">remd4</text:span><text:span text:style-name="T45">$residuals) #figure for normality whether bell shaped or not</text:span></text:p>
      <text:p text:style-name="P19"><text:span text:style-name="T45">ggqqplot(</text:span><text:span text:style-name="T39">remd4</text:span><text:span text:style-name="T45">$residuals) #figure for normality</text:span></text:p>
      <text:p text:style-name="P19"><text:span text:style-name="T38">pemd4</text:span>&lt;-plm(<text:span text:style-name="T38">d4</text:span>~<text:span text:style-name="T38">ind1</text:span>+<text:span text:style-name="T38">ind2</text:span>+<text:span text:style-name="T38">ind3</text:span>+<text:span text:style-name="T38">ind4</text:span><text:span text:style-name="T1">+</text:span><text:span text:style-name="T38">ind5</text:span><text:span text:style-name="T1">+</text:span><text:span text:style-name="T38">ind6</text:span>, data=<text:span text:style-name="T38">df</text:span>, index=c("<text:span text:style-name="T38">i1</text:span>","<text:span text:style-name="T38">i2</text:span>"), model="pooling")</text:p>
      <text:p text:style-name="P19">summary(<text:span text:style-name="T38">pemd4</text:span>)</text:p>
      <text:p text:style-name="P19">vif(<text:span text:style-name="T38">pemd4</text:span>) <text:s/>#if one result’s higher than 3(for some sources 5, or 10), there’s multicollinearity(bad) </text:p>
      <text:p text:style-name="P19">barplot(vif(<text:span text:style-name="T38">pemd4</text:span>), horiz = F, col = "steelblue", xlab="Variables", ylab="VIF Values") #figure for vif </text:p>
      <text:p text:style-name="P19">raintest(<text:span text:style-name="T38">pemd4</text:span>) <text:s text:c="35"/>#if p-value &lt;0.05, there is no linearity(bad)</text:p>
      <text:p text:style-name="P19">bptest(<text:span text:style-name="T38">pemd4</text:span><text:span text:style-name="T1">, studentize=T</text:span>) <text:s text:c="12"/>#if p-value &lt;0.05, there is no homoscedasticity(bad)</text:p>
      <text:p text:style-name="P19">pbgtest(<text:span text:style-name="T38">pemd4</text:span>) <text:s text:c="48"/>#if p-value &lt;0.05, there is a serial correlation(bad)</text:p>
      <text:p text:style-name="P19"><text:soft-page-break/>acf(<text:span text:style-name="T38">pemd4$residuals</text:span><text:span text:style-name="T1">, type="partial") <text:s/>#figure for serial correlation blue line shows p-value</text:span></text:p>
      <text:p text:style-name="P19">pcdtest(<text:span text:style-name="T38">pemd4</text:span>, test="cd") <text:s text:c="16"/>#if p-value &lt;0.05, there is cross-sectional dependency(bad) </text:p>
      <text:p text:style-name="P19"><text:span text:style-name="T32">pearson.test(</text:span><text:span text:style-name="T39">pemd4</text:span><text:span text:style-name="T45">$residuals,</text:span><text:span text:style-name="T32"> adjust=F)</text:span><text:span text:style-name="T39"> <text:s/></text:span><text:span text:style-name="T41">#if p-value &lt;0.05, residuals are not normally distributed(bad)</text:span></text:p>
      <text:p text:style-name="P19"><text:span text:style-name="T45">ggdensity(</text:span><text:span text:style-name="T39">pemd4</text:span><text:span text:style-name="T45">$residuals) #figure for normality whether bell shaped or not</text:span></text:p>
      <text:p text:style-name="P19"><text:span text:style-name="T45">ggqqplot(</text:span><text:span text:style-name="T39">pemd4</text:span><text:span text:style-name="T45">$residuals) #figure for normality</text:span></text:p>
      <text:p text:style-name="P19">pFtest(<text:span text:style-name="T38">femd4</text:span>, <text:span text:style-name="T38">pemd4</text:span>) <text:s text:c="11"/>#if p-value &lt; 0.05, prefer <text:span text:style-name="T38">femd4</text:span> or <text:span text:style-name="T38">femwid4</text:span> to <text:span text:style-name="T38">pemd4</text:span><text:span text:style-name="T1">, if not, vice versa</text:span></text:p>
      <text:p text:style-name="P19"><text:span text:style-name="T1">plmtest(</text:span><text:span text:style-name="T38">pemd4</text:span><text:span text:style-name="T1">,type="bp") <text:s text:c="21"/>#if p-value&lt;0.05, prefer </text:span><text:span text:style-name="T38">remd4</text:span><text:span text:style-name="T1"> to </text:span><text:span text:style-name="T38">pemd4</text:span><text:span text:style-name="T1">, if not vice versa</text:span></text:p>
      <text:p text:style-name="P19">phtest(<text:span text:style-name="T38">femwid4</text:span>,<text:span text:style-name="T38">remd4</text:span>) <text:s text:c="10"/>#if p-value &lt;0.05, prefer <text:span text:style-name="T38">femd4</text:span> or <text:span text:style-name="T38">femwid4</text:span> <text:s/>to <text:span text:style-name="T38">remd4</text:span>, if not, vice versa</text:p>
      <text:p text:style-name="P19"/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ira Sans" svg:font-family="'Fira Sans'" style:font-family-generic="swiss" style:font-pitch="variable"/>
    <style:font-face style:name="Fira Sans Medium" svg:font-family="'Fira Sans Medium'" style:font-family-generic="swiss" style:font-pitch="variable"/>
    <style:font-face style:name="Fira Sans Medium1" svg:font-family="'Fira Sans Medium'" style:font-adornments="Medium" style:font-family-generic="swiss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tr" fo:country="TR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tr" fo:country="TR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tr" fo:country="T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1T19:56:00</meta:creation-date>
    <meta:initial-creator>lenovo</meta:initial-creator>
    <dc:language>en-US</dc:language>
    <dc:date>2025-11-08T00:12:27.740152624</dc:date>
    <meta:editing-cycles>226</meta:editing-cycles>
    <meta:editing-duration>PT22H21M15S</meta:editing-duration>
    <meta:generator>LibreOffice/7.3.7.2$Linux_X86_64 LibreOffice_project/30$Build-2</meta:generator>
    <meta:document-statistic meta:table-count="0" meta:image-count="0" meta:object-count="0" meta:page-count="10" meta:paragraph-count="240" meta:word-count="1715" meta:character-count="17557" meta:non-whitespace-character-count="14538"/>
    <meta:user-defined meta:name="AppVersion">15.0000</meta:user-defined>
    <meta:user-defined meta:name="Company">By NeC ® 2010 | Katilimsiz.Com</meta:user-defined>
    <meta:template xlink:type="simple" xlink:actuate="onRequest" xlink:title="Normal.dotm" xlink:href=""/>
  </office:meta>
</office:document-meta>
</file>